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0pt" style:font-name-asian="Nimbus Mono L" style:font-size-asian="10pt" style:font-name-complex="Liberation Mono" style:font-size-complex="10pt"/>
    </style:style>
    <style:style style:name="P6" style:family="paragraph" style:parent-style-name="Standard">
      <style:paragraph-properties fo:text-align="start" style:justify-single-word="false"/>
      <style:text-properties officeooo:paragraph-rsid="004aff1b"/>
    </style:style>
    <style:style style:name="P7" style:family="paragraph" style:parent-style-name="Standard">
      <style:paragraph-properties fo:text-align="start" style:justify-single-word="false"/>
      <style:text-properties officeooo:rsid="004aa036" officeooo:paragraph-rsid="004aa036"/>
    </style:style>
    <style:style style:name="P8" style:family="paragraph" style:parent-style-name="Standard">
      <style:paragraph-properties fo:text-align="start" style:justify-single-word="false"/>
      <style:text-properties officeooo:rsid="004aff1b" officeooo:paragraph-rsid="004aff1b"/>
    </style:style>
    <style:style style:name="P9" style:family="paragraph" style:parent-style-name="Standard">
      <style:paragraph-properties fo:text-align="start" style:justify-single-word="false"/>
      <style:text-properties officeooo:rsid="004b9705" officeooo:paragraph-rsid="004b9705"/>
    </style:style>
    <style:style style:name="P10" style:family="paragraph" style:parent-style-name="Standard">
      <style:paragraph-properties fo:text-align="start" style:justify-single-word="false"/>
      <style:text-properties style:font-name="Liberation Mono" officeooo:rsid="004b9705" officeooo:paragraph-rsid="004b9705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0pt" officeooo:rsid="004b9705" officeooo:paragraph-rsid="004b970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0pt" officeooo:rsid="004d2019" officeooo:paragraph-rsid="004d2019" style:font-size-asian="10pt" style:font-size-complex="10pt"/>
    </style:style>
    <style:style style:name="P13" style:family="paragraph" style:parent-style-name="Preformatted_20_Text">
      <style:paragraph-properties fo:text-align="start" style:justify-single-word="false"/>
      <style:text-properties officeooo:paragraph-rsid="00467bde"/>
    </style:style>
    <style:style style:name="P14" style:family="paragraph" style:parent-style-name="Preformatted_20_Text">
      <style:paragraph-properties fo:text-align="start" style:justify-single-word="false"/>
      <style:text-properties officeooo:rsid="0043037f" officeooo:paragraph-rsid="0043037f"/>
    </style:style>
    <style:style style:name="P15" style:family="paragraph" style:parent-style-name="Preformatted_20_Text">
      <style:paragraph-properties fo:text-align="start" style:justify-single-word="false"/>
      <style:text-properties officeooo:rsid="00448c5c" officeooo:paragraph-rsid="00448c5c"/>
    </style:style>
    <style:style style:name="P16" style:family="paragraph" style:parent-style-name="Preformatted_20_Text">
      <style:paragraph-properties fo:text-align="start" style:justify-single-word="false"/>
      <style:text-properties officeooo:rsid="0044c55c" officeooo:paragraph-rsid="0044c55c"/>
    </style:style>
    <style:style style:name="P17" style:family="paragraph" style:parent-style-name="Preformatted_20_Text">
      <style:paragraph-properties fo:text-align="start" style:justify-single-word="false"/>
      <style:text-properties officeooo:rsid="00467bde" officeooo:paragraph-rsid="00467bde"/>
    </style:style>
    <style:style style:name="P18" style:family="paragraph" style:parent-style-name="Preformatted_20_Text">
      <style:paragraph-properties fo:text-align="start" style:justify-single-word="false"/>
      <style:text-properties officeooo:rsid="0047d291" officeooo:paragraph-rsid="0047d291"/>
    </style:style>
    <style:style style:name="P19" style:family="paragraph" style:parent-style-name="Preformatted_20_Text">
      <style:paragraph-properties fo:text-align="start" style:justify-single-word="false"/>
      <style:text-properties officeooo:rsid="004aa036" officeooo:paragraph-rsid="004aa036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fo:font-size="10pt" officeooo:rsid="0047d291" officeooo:paragraph-rsid="0047d291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font-size="10pt" officeooo:rsid="0048a2d5" officeooo:paragraph-rsid="0048a2d5" style:font-name-asian="Nimbus Mono L" style:font-size-asian="10pt" style:font-name-complex="Liberation Mono" style:font-size-complex="10pt"/>
    </style:style>
    <style:style style:name="T1" style:family="text">
      <style:text-properties officeooo:rsid="0043037f"/>
    </style:style>
    <style:style style:name="T2" style:family="text">
      <style:text-properties officeooo:rsid="0044c55c"/>
    </style:style>
    <style:style style:name="T3" style:family="text">
      <style:text-properties officeooo:rsid="00467bde"/>
    </style:style>
    <style:style style:name="T4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5" style:family="text">
      <style:text-properties fo:font-variant="normal" fo:text-transform="none" fo:color="#24292e" style:font-name="Liberation Mono" fo:font-size="9pt" fo:letter-spacing="normal" fo:font-style="normal" fo:font-weight="normal" officeooo:rsid="00467bde"/>
    </style:style>
    <style:style style:name="T6" style:family="text">
      <style:text-properties fo:font-variant="normal" fo:text-transform="none" fo:color="#24292e" style:text-outline="false" style:text-line-through-style="none" style:text-line-through-type="none" style:font-name="FreeSans" fo:font-size="10pt" fo:letter-spacing="normal" fo:font-style="normal" fo:text-shadow="none" style:text-underline-style="none" fo:font-weight="normal" officeooo:rsid="004aff1b" style:font-size-asian="10pt" style:font-style-asian="normal" style:font-weight-asian="normal" style:text-emphasize="none"/>
    </style:style>
    <style:style style:name="T7" style:family="text">
      <style:text-properties fo:font-variant="normal" fo:text-transform="none" fo:color="#24292e" style:text-outline="false" style:text-line-through-style="none" style:text-line-through-type="none" style:font-name="SFMono-Regular" fo:font-size="9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fo:font-variant="normal" fo:text-transform="none" fo:color="#24292e" style:text-outline="false" style:text-line-through-style="none" style:text-line-through-type="none" style:font-name="Liberation Mono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fo:font-variant="normal" fo:text-transform="none" fo:color="#24292e" style:text-outline="false" style:text-line-through-style="none" style:text-line-through-type="none" style:font-name="Liberation Mono" fo:font-size="10pt" fo:letter-spacing="normal" fo:font-style="normal" fo:text-shadow="none" style:text-underline-style="none" fo:font-weight="normal" officeooo:rsid="004b9705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officeooo:rsid="004aff1b" style:font-size-asian="10pt" style:font-style-asian="normal" style:font-weight-asian="normal" style:text-emphasize="none"/>
    </style:style>
    <style:style style:name="T13" style:family="text">
      <style:text-properties officeooo:rsid="004aff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ssignment <text:span text:style-name="T1">6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Ryan Dill</text:p>
      <text:p text:style-name="P3">CS 432</text:p>
      <text:p text:style-name="P3"><text:span text:style-name="T1">April 01</text:span>, 201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1. <text:s/>Find 3 users who are closest to you in terms of age, </text:p>
      <text:p text:style-name="P14">gender, and occupation. <text:s/>For each of those 3 users:</text:p>
      <text:p text:style-name="P14"/>
      <text:p text:style-name="P14">- what are their top 3 favorite films?</text:p>
      <text:p text:style-name="P14">- bottom 3 least favorite films?</text:p>
      <text:p text:style-name="P14"/>
      <text:p text:style-name="P14">Based on the movie values in those 6 tables (3 users X (favorite +</text:p>
      <text:p text:style-name="P14">least)), choose a user that you feel is most like you. <text:s/>Feel </text:p>
      <text:p text:style-name="P14">free to note any outliers (e.g., "I mostly identify with user 123,</text:p>
      <text:p text:style-name="P14">except I did not like ``Ghost'' at all"). <text:s/></text:p>
      <text:p text:style-name="P14"/>
      <text:p text:style-name="P14">This user is the "substitute you". <text:s/></text:p>
      <text:p text:style-name="P14"/>
      <text:p text:style-name="P14"/>
      <text:p text:style-name="P15">For this question I created a python script name assignment6_1.py. <text:s/>This script took euclidean distance from each user to me. Here is a snippet from that code.</text:p>
      <text:p text:style-name="P15"/>
      <text:p text:style-name="P15">def euclideanDistance(P, Q):</text:p>
      <text:p text:style-name="P15"><text:tab/>if( len(P) != len(Q) ):</text:p>
      <text:p text:style-name="P15"><text:tab/><text:tab/>return -1</text:p>
      <text:p text:style-name="P15"><text:tab/>sumOfSquares = 0</text:p>
      <text:p text:style-name="P15"><text:tab/>for i in range(0, len(P)):</text:p>
      <text:p text:style-name="P15"><text:tab/><text:tab/>sumOfSquares += (P[i] - Q[i]) * (P[i] - Q[i])</text:p>
      <text:p text:style-name="P15"><text:tab/>return math.sqrt(sumOfSquares)</text:p>
      <text:p text:style-name="P15"/>
      <text:p text:style-name="P15">Reading the sorted results of that code, I am able to see the three users with the closest distance to myself. They are as follows:</text:p>
      <text:p text:style-name="P15"/>
      <text:p text:style-name="P15">124</text:p>
      <text:p text:style-name="P15">183</text:p>
      <text:p text:style-name="P15">272</text:p>
      <text:p text:style-name="P15"/>
      <text:p text:style-name="P15"/>
      <text:p text:style-name="P15">I <text:span text:style-name="T2">used assignment6_2.py to find the top and bottom movies for each user.</text:span></text:p>
      <text:p text:style-name="P15"/>
      <text:p text:style-name="P15"/>
      <text:p text:style-name="P16">User 124:</text:p>
      <text:p text:style-name="P16"/>
      <text:p text:style-name="P16">Top Movies:</text:p>
      <text:p text:style-name="P16">Monty Python &amp; The Quest for the Holy Grail</text:p>
      <text:p text:style-name="P16">Seven</text:p>
      <text:p text:style-name="P16">Monty Python &amp; The Life of Brian</text:p>
      <text:p text:style-name="P16"/>
      <text:p text:style-name="P16">Bottom Movies:</text:p>
      <text:p text:style-name="P16">Its a Wonderful Life</text:p>
      <text:p text:style-name="P16"/>
      <text:p text:style-name="P16">User 183:</text:p>
      <text:p text:style-name="P16"/>
      <text:p text:style-name="P16">Top Movies:</text:p>
      <text:p text:style-name="P16">The Good, The Bad and the Ugly</text:p>
      <text:p text:style-name="P16">Star Trek IV: The Voyage Home</text:p>
      <text:p text:style-name="P16">Sabrina</text:p>
      <text:p text:style-name="P16"/>
      <text:p text:style-name="P16">Bottom Movies:</text:p>
      <text:p text:style-name="P16">101 Dalmations</text:p>
      <text:p text:style-name="P16">Barb Wire</text:p>
      <text:p text:style-name="P16"/>
      <text:p text:style-name="P16">User 272:</text:p>
      <text:p text:style-name="P16"/>
      <text:p text:style-name="P16"><text:soft-page-break/>Top Movies:</text:p>
      <text:p text:style-name="P16">The Usual Suspects</text:p>
      <text:p text:style-name="P16">Braveheart</text:p>
      <text:p text:style-name="P16">Pulp Fiction</text:p>
      <text:p text:style-name="P16"/>
      <text:p text:style-name="P16">Bottom Movies:</text:p>
      <text:p text:style-name="P16">Gone with the Wind</text:p>
      <text:p text:style-name="P16"/>
      <text:p text:style-name="P16">Overall, I have to choose user 272 as my closest match. <text:s/>He had a large list of movies that I saw or that I would like to see. <text:s/></text:p>
      <text:p text:style-name="P16"/>
      <text:p text:style-name="P16"/>
      <text:p text:style-name="P17">2. <text:s/>Which 5 users are most correlated to the substitute you? Which</text:p>
      <text:p text:style-name="P17">5 users are least correlated (i.e., negative correlation)?</text:p>
      <text:p text:style-name="P17"/>
      <text:p text:style-name="P13"><text:span text:style-name="T3">Most of this code is taken from </text:span><text:a xlink:type="simple" xlink:href="https://github.com/arthur-e/Programming-Collective-Intelligence/blob/master/chapter2/recommendations.py" text:style-name="Internet_20_link" text:visited-style-name="Visited_20_Internet_20_Link">https://github.com/arthur-e/Programming-Collective-Intelligence/blob/master/chapter2/recommendations.py</text:a><text:span text:style-name="T4">. </text:span><text:span text:style-name="T5">The results are as follows.</text:span></text:p>
      <text:p text:style-name="P13"><text:span text:style-name="T5"/></text:p>
      <text:p text:style-name="P13"><text:span text:style-name="T5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0">Correlate</text:p>
          </table:table-cell>
          <table:table-cell table:style-name="Table1.B1" office:value-type="string">
            <text:p text:style-name="P20">User ID</text:p>
          </table:table-cell>
        </table:table-row>
        <table:table-row>
          <table:table-cell table:style-name="Table1.A2" office:value-type="string">
            <text:p text:style-name="P5"><text:span text:style-name="T10">0.6321265341207492</text:span></text:p>
          </table:table-cell>
          <table:table-cell table:style-name="Table1.B2" office:value-type="string">
            <text:p text:style-name="P20">199</text:p>
          </table:table-cell>
        </table:table-row>
        <table:table-row>
          <table:table-cell table:style-name="Table1.A2" office:value-type="string">
            <text:p text:style-name="P20">0.5072342224829962</text:p>
          </table:table-cell>
          <table:table-cell table:style-name="Table1.B2" office:value-type="string">
            <text:p text:style-name="P20">238</text:p>
          </table:table-cell>
        </table:table-row>
        <table:table-row>
          <table:table-cell table:style-name="Table1.A2" office:value-type="string">
            <text:p text:style-name="P20">0.899228803025897</text:p>
          </table:table-cell>
          <table:table-cell table:style-name="Table1.B2" office:value-type="string">
            <text:p text:style-name="P20">782</text:p>
          </table:table-cell>
        </table:table-row>
        <table:table-row>
          <table:table-cell table:style-name="Table1.A2" office:value-type="string">
            <text:p text:style-name="P20">0.6585061837190669</text:p>
          </table:table-cell>
          <table:table-cell table:style-name="Table1.B2" office:value-type="string">
            <text:p text:style-name="P20">658</text:p>
          </table:table-cell>
        </table:table-row>
        <table:table-row>
          <table:table-cell table:style-name="Table1.A2" office:value-type="string">
            <text:p text:style-name="P20">0.8660254037844402</text:p>
          </table:table-cell>
          <table:table-cell table:style-name="Table1.B2" office:value-type="string">
            <text:p text:style-name="P20">634</text:p>
          </table:table-cell>
        </table:table-row>
      </table:table>
      <text:p text:style-name="P18"><text:span text:style-name="T5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0">Negative Correlate</text:p>
          </table:table-cell>
          <table:table-cell table:style-name="Table2.B1" office:value-type="string">
            <text:p text:style-name="P20">User ID</text:p>
          </table:table-cell>
        </table:table-row>
        <table:table-row>
          <table:table-cell table:style-name="Table2.A2" office:value-type="string">
            <text:p text:style-name="P20">-0.04828045495852676</text:p>
          </table:table-cell>
          <table:table-cell table:style-name="Table2.B2" office:value-type="string">
            <text:p text:style-name="P20">205</text:p>
          </table:table-cell>
        </table:table-row>
        <table:table-row>
          <table:table-cell table:style-name="Table2.A2" office:value-type="string">
            <text:p text:style-name="P20">-0.010689310486389712</text:p>
          </table:table-cell>
          <table:table-cell table:style-name="Table2.B2" office:value-type="string">
            <text:p text:style-name="P20">286</text:p>
          </table:table-cell>
        </table:table-row>
        <table:table-row>
          <table:table-cell table:style-name="Table2.A2" office:value-type="string">
            <text:p text:style-name="P20">-0.03292431988832048</text:p>
          </table:table-cell>
          <table:table-cell table:style-name="Table2.B2" office:value-type="string">
            <text:p text:style-name="P20">709</text:p>
          </table:table-cell>
        </table:table-row>
        <table:table-row>
          <table:table-cell table:style-name="Table2.A2" office:value-type="string">
            <text:p text:style-name="P20">-0.018486846666159188 </text:p>
          </table:table-cell>
          <table:table-cell table:style-name="Table2.B2" office:value-type="string">
            <text:p text:style-name="P20">663</text:p>
          </table:table-cell>
        </table:table-row>
        <table:table-row>
          <table:table-cell table:style-name="Table2.A2" office:value-type="string">
            <text:p text:style-name="P21">-0.03464794643376185 </text:p>
          </table:table-cell>
          <table:table-cell table:style-name="Table2.B2" office:value-type="string">
            <text:p text:style-name="P21">825</text:p>
          </table:table-cell>
        </table:table-row>
      </table:table>
      <text:p text:style-name="P18"><text:span text:style-name="T5"/></text:p>
      <text:p text:style-name="P18"><text:span text:style-name="T5"/></text:p>
      <text:p text:style-name="P18"/>
      <text:p text:style-name="P19">3. <text:span text:style-name="T13">Here I used assignment6_4.py. </text:span>Most of this code is taken from https://github.com/arthur-e/Programming-Collective-Intelligence/blob/master/chapter2/recommendations.py. The results are as follows.</text:p>
      <text:p text:style-name="P19"/>
      <text:p text:style-name="P19">Recommend</text:p>
      <text:p text:style-name="P7"><text:span text:style-name="T11">'Boys, Les’</text:span></text:p>
      <text:p text:style-name="P8"><text:span text:style-name="T11">Sliding Doors</text:span></text:p>
      <text:p text:style-name="P8"><text:span text:style-name="T11">Basic Instinct</text:span></text:p>
      <text:p text:style-name="P8"><text:span text:style-name="T11">My Fair Lady</text:span></text:p>
      <text:p text:style-name="P8"><text:span text:style-name="T11">Brassed Off</text:span></text:p>
      <text:p text:style-name="P8"><text:span text:style-name="T11"/></text:p>
      <text:p text:style-name="P8"><text:span text:style-name="T11">Not Recommended</text:span></text:p>
      <text:p text:style-name="P8"><text:span text:style-name="T11">Anne Frank Remembered</text:span></text:p>
      <text:p text:style-name="P8"><text:span text:style-name="T11">Bushwhacked</text:span></text:p>
      <text:p text:style-name="P8"><text:span text:style-name="T11">Shooting Fish</text:span></text:p>
      <text:p text:style-name="P8"><text:span text:style-name="T11">Excess Baggage</text:span></text:p>
      <text:p text:style-name="P8"><text:span text:style-name="T11">Killer(Bulletproof Heart)</text:span></text:p>
      <text:p text:style-name="P8"><text:span text:style-name="T11"/></text:p>
      <text:p text:style-name="P6"><text:soft-page-break/><text:span text:style-name="T12">4. <text:s/>Here I used assignment6_5.py. This code is lifted from </text:span><text:a xlink:type="simple" xlink:href="http://www.gregreda.com/2013/10/26/using" text:style-name="Internet_20_link" text:visited-style-name="Visited_20_Internet_20_Link">http://www.gregreda.com/2013/10/26/using</text:a><text:span text:style-name="T7">\-pandas\-on\-the\-movielens\-dataset/</text:span><text:span text:style-name="T6">. </text:span><text:span text:style-name="T9"><text:s/>Here is the results from this code.</text:span></text:p>
      <text:p text:style-name="P6"><text:span text:style-name="T9"/></text:p>
      <text:p text:style-name="P9"><text:span text:style-name="T9">R</text:span><text:span text:style-name="T8">ecommend</text:span></text:p>
      <text:p text:style-name="P11">They Made Me a Criminal</text:p>
      <text:p text:style-name="P11">Marlene Dietrich: Shadow and Light</text:p>
      <text:p text:style-name="P11">The Saint of Fort Washington</text:p>
      <text:p text:style-name="P11">Someone Else’s America</text:p>
      <text:p text:style-name="P11">Star Kid</text:p>
      <text:p text:style-name="P11"/>
      <text:p text:style-name="P11">Not Recommended</text:p>
      <text:p text:style-name="P11">The Eye of Vichy</text:p>
      <text:p text:style-name="P11">Butterfly Kiss</text:p>
      <text:p text:style-name="P11">Daens</text:p>
      <text:p text:style-name="P11">JLG/JLG – autoportrait de decembre</text:p>
      <text:p text:style-name="P11">Touki Bouki</text:p>
      <text:p text:style-name="P11"/>
      <text:p text:style-name="P12">I have never seen nor heard of these movies, so I can’t say if this recommendation gives good data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1:43:41.982874475</meta:creation-date>
    <dc:date>2018-04-19T14:50:20.807697435</dc:date>
    <meta:editing-duration>PT4H27M29S</meta:editing-duration>
    <meta:editing-cycles>13</meta:editing-cycles>
    <meta:generator>LibreOffice/5.1.6.2$Linux_X86_64 LibreOffice_project/10m0$Build-2</meta:generator>
    <meta:document-statistic meta:table-count="2" meta:image-count="0" meta:object-count="0" meta:page-count="4" meta:paragraph-count="103" meta:word-count="464" meta:character-count="2935" meta:non-whitespace-character-count="2547"/>
  </office:meta>
</office:document-meta>
</file>